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EA72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#00B0F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00B0F0"/>
    </style:style>
    <style:style style:name="ce7" style:family="table-cell" style:parent-style-name="Default" style:data-style-name="N0">
      <style:table-cell-properties style:vertical-align="automatic" fo:wrap-option="wrap" fo:background-color="#E97132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#E97132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#FF0000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ackground-color="#FF0000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-de-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0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=(b|c|ç|d|f|gu|g|ch|nh|lh|j|m|n|p|q|qu|rr|ss|t|v|x|z|pr|br|tr|dr|cr|gr|fr|vr|pl|bl|cl|gl|fl)(a|e|i|o|u|ei|oi|ui|ao|au|eu|iu)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|e|i|o|u|ei|oi|ui|ao|au|eu|iu|ou)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=^[aeiou]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=a)(?=i[r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=[ieo])(?=[aeo][rszl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=[bcçdfhjklmnpsrtvxwz]u)(?=a[rszl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&lt;!s)(?=s(ai|ei|oi|ui|ao|au|eu|iu|ou)$)</text:p>
          </table:table-cell>
          <table:table-cell office:value-type="string" table:style-name="ce3">
            <text:p>ˈ</text:p>
          </table:table-cell>
          <table:table-cell table:number-columns-repeated="16382" table:style-name="ce5"/>
        </table:table-row>
        <table:table-row table:style-name="ro1">
          <table:table-cell office:value-type="string" table:style-name="ce4">
            <text:p>(?&lt;![áàãâéèêíìîóòõôúùû].*)(?=^(ai|ei|oi|ui|au|eu|iu|ou)$)</text:p>
          </table:table-cell>
          <table:table-cell office:value-type="string" table:style-name="ce3">
            <text:p>ˈ</text:p>
          </table:table-cell>
          <table:table-cell table:number-columns-repeated="16382" table:style-name="ce5"/>
        </table:table-row>
        <table:table-row table:style-name="ro1">
          <table:table-cell office:value-type="string" table:style-name="ce4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=^[hlrs][aiou][m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=^(b|c|ç|d|f|gu|g|ch|j|m|n|p|qu|r|s|t|v|x|z|pr|br|tr|dr|cr|gr|fr|vr|pl|bl|cl|gl|fl)(em)$)</text:p>
          </table:table-cell>
          <table:table-cell office:value-type="string" table:style-name="ce4">
            <text:p>ˈ</text:p>
          </table:table-cell>
          <table:table-cell table:number-columns-repeated="16382" table:style-name="ce6"/>
        </table:table-row>
        <table:table-row table:style-name="ro1">
          <table:table-cell office:value-type="string" table:style-name="ce4">
            <text:p>(?&lt;![áàãâéèêíìîóòõôúùû].*)(?=^[hlr](em)$)</text:p>
          </table:table-cell>
          <table:table-cell office:value-type="string" table:style-name="ce4">
            <text:p>ˈ</text:p>
          </table:table-cell>
          <table:table-cell table:number-columns-repeated="16382" table:style-name="ce6"/>
        </table:table-row>
        <table:table-row table:style-name="ro1">
          <table:table-cell office:value-type="string" table:style-name="ce4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3">
            <text:p>ˈ</text:p>
          </table:table-cell>
          <table:table-cell table:number-columns-repeated="16382" table:style-name="ce5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&lt;![pbtdcgfvr])(?=r[ieo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&lt;![pbtdcgfvr])(?=r[u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&lt;![pbtdcgfv])(?=l[u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?&lt;![áàãâéèêíìîóòõôúùû].*)(?&lt;=[ieo])(?=[aeo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(?&lt;![áàãâéèêíìîóòõôúùû].*)(?=^(ah|oh)$)</text:p>
          </table:table-cell>
          <table:table-cell office:value-type="string" table:style-name="ce3">
            <text:p>ˈ</text:p>
          </table:table-cell>
          <table:table-cell table:number-columns-repeated="16382" table:style-name="ce5"/>
        </table:table-row>
        <table:table-row table:style-name="ro1">
          <table:table-cell table:style-name="ce11"/>
          <table:table-cell table:style-name="ce3"/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Leonor Martins</dc:creator>
    <dc:date>2025-04-10T11:06:06Z</dc:date>
  </office:meta>
</office:document-meta>
</file>